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F0086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ignature" draw:style-name="dp1" draw:master-page-name="Default" presentation:presentation-page-layout-name="AL1T0">
        <draw:frame draw:style-name="gr1" draw:text-style-name="P1" draw:layer="layout" svg:width="1.799cm" svg:height="1.799cm" svg:x="3.501cm" svg:y="12.7cm">
          <draw:image xlink:href="Pictures/10000001000000F0000000F0086809C4.png" xlink:type="simple" xlink:show="embed" xlink:actuate="onLoad" draw:mime-type="image/png">
            <text:p/>
          </draw:image>
          <svg:desc>${Image $uri:"data.contact.signature", keepWidth: false}</svg:desc>
        </draw:frame>
        <draw:frame draw:style-name="gr2" draw:text-style-name="P2" draw:layer="layout" svg:width="4.251cm" svg:height="0.645cm" svg:x="3.501cm" svg:y="14.355cm">
          <draw:text-box>
            <text:p><text:span text:style-name="T1">${$data.contact.name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5T17:02:16.488559600</meta:creation-date>
    <dc:date>2025-05-18T07:44:59.886913700</dc:date>
    <meta:editing-duration>PT1M4S</meta:editing-duration>
    <meta:editing-cycles>7</meta:editing-cycles>
    <meta:generator>LibreOffice/25.2.2.2$Windows_X86_64 LibreOffice_project/7370d4be9e3cf6031a51beef54ff3bda878e3fac</meta:generator>
    <meta:document-statistic meta:object-count="25"/>
  </office:meta>
</office:document-meta>
</file>